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445e" officeooo:paragraph-rsid="0008445e"/>
    </style:style>
    <style:style style:name="P2" style:family="paragraph" style:parent-style-name="Standard">
      <style:text-properties officeooo:rsid="00084d0f" officeooo:paragraph-rsid="00084d0f"/>
    </style:style>
    <style:style style:name="P3" style:family="paragraph" style:parent-style-name="Standard">
      <style:text-properties officeooo:rsid="00084d0f" officeooo:paragraph-rsid="000bcca0"/>
    </style:style>
    <style:style style:name="P4" style:family="paragraph" style:parent-style-name="Standard">
      <style:text-properties officeooo:rsid="000d3a5c" officeooo:paragraph-rsid="000d3a5c"/>
    </style:style>
    <style:style style:name="P5" style:family="paragraph" style:parent-style-name="Standard">
      <style:text-properties officeooo:rsid="000ecdac" officeooo:paragraph-rsid="000ecdac"/>
    </style:style>
    <style:style style:name="P6" style:family="paragraph" style:parent-style-name="Standard">
      <style:text-properties officeooo:rsid="001128c6" officeooo:paragraph-rsid="001128c6"/>
    </style:style>
    <style:style style:name="P7" style:family="paragraph" style:parent-style-name="Standard">
      <style:text-properties officeooo:rsid="0011a15e" officeooo:paragraph-rsid="0011a15e"/>
    </style:style>
    <style:style style:name="P8" style:family="paragraph" style:parent-style-name="Standard">
      <style:text-properties officeooo:rsid="00129d2d" officeooo:paragraph-rsid="00129d2d"/>
    </style:style>
    <style:style style:name="P9" style:family="paragraph" style:parent-style-name="Standard">
      <style:text-properties officeooo:rsid="00157577" officeooo:paragraph-rsid="00157577"/>
    </style:style>
    <style:style style:name="P10" style:family="paragraph" style:parent-style-name="Standard">
      <style:text-properties officeooo:rsid="0016ce30" officeooo:paragraph-rsid="0016ce30"/>
    </style:style>
    <style:style style:name="P11" style:family="paragraph" style:parent-style-name="Standard">
      <style:text-properties officeooo:rsid="0017a4c6" officeooo:paragraph-rsid="0017a4c6"/>
    </style:style>
    <style:style style:name="P12" style:family="paragraph" style:parent-style-name="Standard">
      <style:text-properties officeooo:rsid="0017d0d1" officeooo:paragraph-rsid="0017d0d1"/>
    </style:style>
    <style:style style:name="P13" style:family="paragraph" style:parent-style-name="Standard">
      <style:text-properties officeooo:rsid="00180b49" officeooo:paragraph-rsid="00180b49"/>
    </style:style>
    <style:style style:name="P14" style:family="paragraph" style:parent-style-name="Standard">
      <style:text-properties officeooo:rsid="0019ae9f" officeooo:paragraph-rsid="0019ae9f"/>
    </style:style>
    <style:style style:name="P15" style:family="paragraph" style:parent-style-name="Standard">
      <style:text-properties officeooo:rsid="000c49b3" officeooo:paragraph-rsid="000c49b3"/>
    </style:style>
    <style:style style:name="P16" style:family="paragraph" style:parent-style-name="Standard">
      <style:text-properties officeooo:rsid="001d905e" officeooo:paragraph-rsid="001d905e"/>
    </style:style>
    <style:style style:name="P17" style:family="paragraph" style:parent-style-name="Standard">
      <style:paragraph-properties fo:break-before="page"/>
      <style:text-properties officeooo:rsid="0017d0d1" officeooo:paragraph-rsid="0017d0d1"/>
    </style:style>
    <style:style style:name="P18" style:family="paragraph" style:parent-style-name="Standard">
      <style:text-properties officeooo:rsid="001e1ac5" officeooo:paragraph-rsid="001e1ac5"/>
    </style:style>
    <style:style style:name="P19" style:family="paragraph" style:parent-style-name="Standard">
      <style:text-properties officeooo:rsid="001fa7ab" officeooo:paragraph-rsid="001fa7ab"/>
    </style:style>
    <style:style style:name="P20" style:family="paragraph" style:parent-style-name="Standard">
      <style:text-properties officeooo:rsid="0020cfab" officeooo:paragraph-rsid="0020cfab"/>
    </style:style>
    <style:style style:name="P21" style:family="paragraph" style:parent-style-name="Standard">
      <style:text-properties officeooo:rsid="0020cfab" officeooo:paragraph-rsid="00277230"/>
    </style:style>
    <style:style style:name="P22" style:family="paragraph" style:parent-style-name="Standard">
      <style:text-properties officeooo:rsid="0020cfab" officeooo:paragraph-rsid="002915ed"/>
    </style:style>
    <style:style style:name="P23" style:family="paragraph" style:parent-style-name="Standard">
      <style:text-properties officeooo:rsid="0020cfab" officeooo:paragraph-rsid="002ec8fe"/>
    </style:style>
    <style:style style:name="T1" style:family="text">
      <style:text-properties officeooo:rsid="00084d0f"/>
    </style:style>
    <style:style style:name="T2" style:family="text">
      <style:text-properties officeooo:rsid="00097961"/>
    </style:style>
    <style:style style:name="T3" style:family="text">
      <style:text-properties officeooo:rsid="000a53e2"/>
    </style:style>
    <style:style style:name="T4" style:family="text">
      <style:text-properties officeooo:rsid="000ad6a5"/>
    </style:style>
    <style:style style:name="T5" style:family="text">
      <style:text-properties officeooo:rsid="000bcca0"/>
    </style:style>
    <style:style style:name="T6" style:family="text">
      <style:text-properties officeooo:rsid="000c49b3"/>
    </style:style>
    <style:style style:name="T7" style:family="text">
      <style:text-properties officeooo:rsid="000d1f9f"/>
    </style:style>
    <style:style style:name="T8" style:family="text">
      <style:text-properties officeooo:rsid="001128c6"/>
    </style:style>
    <style:style style:name="T9" style:family="text">
      <style:text-properties officeooo:rsid="0013dee9"/>
    </style:style>
    <style:style style:name="T10" style:family="text">
      <style:text-properties officeooo:rsid="00192873"/>
    </style:style>
    <style:style style:name="T11" style:family="text">
      <style:text-properties officeooo:rsid="0019ae9f"/>
    </style:style>
    <style:style style:name="T12" style:family="text">
      <style:text-properties officeooo:rsid="001a6568"/>
    </style:style>
    <style:style style:name="T13" style:family="text">
      <style:text-properties officeooo:rsid="001b977c"/>
    </style:style>
    <style:style style:name="T14" style:family="text">
      <style:text-properties officeooo:rsid="0022338b"/>
    </style:style>
    <style:style style:name="T15" style:family="text">
      <style:text-properties officeooo:rsid="002401f5"/>
    </style:style>
    <style:style style:name="T16" style:family="text">
      <style:text-properties officeooo:rsid="0025bcca"/>
    </style:style>
    <style:style style:name="T17" style:family="text">
      <style:text-properties officeooo:rsid="00277230"/>
    </style:style>
    <style:style style:name="T18" style:family="text">
      <style:text-properties officeooo:rsid="002866b6"/>
    </style:style>
    <style:style style:name="T19" style:family="text">
      <style:text-properties officeooo:rsid="002915ed"/>
    </style:style>
    <style:style style:name="T20" style:family="text">
      <style:text-properties officeooo:rsid="002ec8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>Parte a)</text:p>
      <text:p text:style-name="P1"/>
      <text:p text:style-name="P1">/*<text:span text:style-name="T1">Pre: Portador ya infectado como activo. Inoculado ya infectado como inmune</text:span>*/</text:p>
      <text:p text:style-name="P2">PROCEDIMIENTO CantidadSanos(comunidad : Grafo, portador : vertice, inoculado : vertice )</text:p>
      <text:p text:style-name="P2"><text:tab/><text:span text:style-name="T6">VAR contador : entero</text:span></text:p>
      <text:p text:style-name="P2"><text:tab/>COMIENZO</text:p>
      <text:p text:style-name="P15"><text:tab/><text:tab/>contador=0</text:p>
      <text:p text:style-name="P2"><text:tab/><text:tab/>propagacion_BFS(portador)</text:p>
      <text:p text:style-name="P2"><text:tab/><text:tab/><text:span text:style-name="T4">sanos_BFS(inoculado)</text:span></text:p>
      <text:p text:style-name="P2"><text:tab/><text:tab/><text:span text:style-name="T7">RETORNAR contador</text:span></text:p>
      <text:p text:style-name="P2"><text:tab/>FIN</text:p>
      <text:p text:style-name="P2"/>
      <text:p text:style-name="P2"/>
      <text:p text:style-name="P2">PROCEDIMIENTO propagacion_BFS(portador : vertice)</text:p>
      <text:p text:style-name="P2"><text:tab/>VAR <text:s text:c="2"/>Cola Q</text:p>
      <text:p text:style-name="P2"><text:tab/><text:tab/>Vertice u</text:p>
      <text:p text:style-name="P2"><text:tab/>COMIENZO</text:p>
      <text:p text:style-name="P2"><text:tab/><text:tab/>marcar(portador)</text:p>
      <text:p text:style-name="P2"><text:tab/><text:tab/>insBack(a, Q)</text:p>
      <text:p text:style-name="P2"><text:tab/><text:tab/>Mientras Q no-vacia</text:p>
      <text:p text:style-name="P2"><text:tab/><text:tab/><text:tab/>u=primeroCola(Q)</text:p>
      <text:p text:style-name="P2"><text:tab/><text:tab/><text:tab/>desencolar(Q)</text:p>
      <text:p text:style-name="P2"><text:tab/><text:tab/><text:tab/>Para cada w adycente a u</text:p>
      <text:p text:style-name="P2"><text:tab/><text:tab/><text:tab/><text:tab/>Si w no marcado</text:p>
      <text:p text:style-name="P2"><text:tab/><text:tab/><text:tab/><text:tab/><text:tab/>Si w esInmnune marcar(w)</text:p>
      <text:p text:style-name="P2"><text:tab/><text:tab/><text:tab/><text:tab/><text:tab/>Si w esSano y u esActivo</text:p>
      <text:p text:style-name="P2"><text:tab/><text:tab/><text:tab/><text:tab/><text:tab/><text:tab/>setLatente(w)</text:p>
      <text:p text:style-name="P2"><text:tab/><text:tab/><text:tab/><text:tab/><text:tab/><text:tab/>marcar(w)</text:p>
      <text:p text:style-name="P2"><text:tab/><text:tab/><text:tab/><text:tab/><text:tab/><text:tab/>insBack(w)</text:p>
      <text:p text:style-name="P2"><text:tab/><text:tab/><text:tab/><text:tab/><text:tab/>Fin Si</text:p>
      <text:p text:style-name="P2"><text:tab/><text:tab/><text:tab/><text:tab/><text:tab/>Si w esSano y u esLatente</text:p>
      <text:p text:style-name="P2"><text:tab/><text:tab/><text:tab/><text:tab/><text:tab/><text:tab/>setActivo(w)</text:p>
      <text:p text:style-name="P2"><text:tab/><text:tab/><text:tab/><text:tab/><text:tab/><text:tab/>marcar(w)</text:p>
      <text:p text:style-name="P2"><text:tab/><text:tab/><text:tab/><text:tab/><text:tab/><text:tab/>insBack(w)</text:p>
      <text:p text:style-name="P2"><text:tab/><text:tab/><text:tab/><text:tab/><text:tab/>Fin Si</text:p>
      <text:p text:style-name="P2"><text:tab/><text:tab/><text:tab/><text:tab/><text:span text:style-name="T2">Fin si</text:span></text:p>
      <text:p text:style-name="P2"><text:tab/><text:tab/><text:tab/><text:span text:style-name="T2">Fin para</text:span></text:p>
      <text:p text:style-name="P2"><text:tab/><text:tab/><text:span text:style-name="T2">Fin Mientras</text:span></text:p>
      <text:p text:style-name="P2"><text:tab/><text:span text:style-name="T3">FIN</text:span></text:p>
      <text:p text:style-name="P2"/>
      <text:p text:style-name="P3"><text:soft-page-break/>PROCEDIMIENTO <text:span text:style-name="T5">sanos</text:span>_BFS(<text:span text:style-name="T5">inoculado</text:span>: vertice)</text:p>
      <text:p text:style-name="P3"><text:tab/>VAR <text:s text:c="2"/>Cola Q</text:p>
      <text:p text:style-name="P3"><text:tab/><text:tab/>Vertice u</text:p>
      <text:p text:style-name="P3"><text:tab/>COMIENZO</text:p>
      <text:p text:style-name="P3"><text:tab/><text:tab/><text:span text:style-name="T5">insBack(inoculado)</text:span></text:p>
      <text:p text:style-name="P3"><text:tab/><text:tab/><text:span text:style-name="T5">Mientras Q no vacia</text:span></text:p>
      <text:p text:style-name="P3"><text:tab/><text:tab/><text:tab/><text:span text:style-name="T5">u=primeroCola(Q)</text:span></text:p>
      <text:p text:style-name="P3"><text:tab/><text:tab/><text:tab/><text:span text:style-name="T5">desencolar(Q)</text:span></text:p>
      <text:p text:style-name="P3"><text:tab/><text:tab/><text:tab/><text:span text:style-name="T5">Para cada w adyacente a u</text:span></text:p>
      <text:p text:style-name="P3"><text:tab/><text:tab/><text:tab/><text:tab/><text:span text:style-name="T5">Si w no marcado</text:span></text:p>
      <text:p text:style-name="P3"><text:tab/><text:tab/><text:tab/><text:tab/><text:tab/><text:span text:style-name="T5">marcar(w)</text:span></text:p>
      <text:p text:style-name="P3"><text:tab/><text:tab/><text:tab/><text:tab/><text:tab/><text:span text:style-name="T5">contador++</text:span></text:p>
      <text:p text:style-name="P3"><text:tab/><text:tab/><text:tab/><text:tab/><text:tab/><text:span text:style-name="T5">insBack(w)</text:span></text:p>
      <text:p text:style-name="P3"><text:tab/><text:tab/><text:tab/><text:tab/><text:span text:style-name="T5">Fin si</text:span></text:p>
      <text:p text:style-name="P3"><text:tab/><text:tab/><text:tab/><text:span text:style-name="T5">Fin Para</text:span></text:p>
      <text:p text:style-name="P3"><text:tab/><text:tab/><text:span text:style-name="T5">Fin Mientras</text:span></text:p>
      <text:p text:style-name="P3"><text:tab/><text:span text:style-name="T5">FIN</text:span></text:p>
      <text:p text:style-name="P3"/>
      <text:p text:style-name="P4">Parte b)</text:p>
      <text:p text:style-name="P5">Todo camino que comience en un infectado y culmine en un sano debe contener entre sus vértices al inmune (inoculado), <text:span text:style-name="T8">en caso contrario la infección no se detendría y continuaría el recorrido por la comundad</text:span>.</text:p>
      <text:p text:style-name="P6">Por lo que el subgrafo obtenido al borrar el vértice inmune contiene más componentes conexas que el original.</text:p>
      <text:p text:style-name="P6">Es decir el vértice inmune es un punto de articulación.</text:p>
      <text:p text:style-name="P5"/>
      <text:p text:style-name="P7">Parte c)</text:p>
      <text:p text:style-name="P8">Realizar una recorrida para cada vértice, <text:span text:style-name="T9">salvo el Activo inicial</text:span>, <text:span text:style-name="T9">guardar la cantidad de sanos que quedarían para el vértice que es inmunizado en cada pasada. Luego devolver al individuo que mayor de individuos sanos deje.</text:span></text:p>
      <text:p text:style-name="P8"/>
      <text:p text:style-name="P9">Parte d)</text:p>
      <text:p text:style-name="P10">El grafo es conexo y no dirigido, se puede plantear la siguiente solución.</text:p>
      <text:p text:style-name="P11">Hacer una recorrida DFS desde el activo.</text:p>
      <text:p text:style-name="P11">Como el grafo es no dirigido no habrá aristas cross entre las ramas generadas del arbol.</text:p>
      <text:p text:style-name="P11">Contar para cada rama del árbol generado por DFS la cantidad de vértices que tienen.</text:p>
      <text:p text:style-name="P11">Elegir para inocular el vértice adyacente al activo en el árbol DFS que tenga más vértices en el camino hasta la hoja (sumidero).</text:p>
      <text:p text:style-name="P17">Ejercicio 2)</text:p>
      <text:p text:style-name="P12">Parte a)</text:p>
      <text:p text:style-name="P12">Es posible solamente en el caso de que exista un camino simple que comunique a todos los activos y si existiese otro camino simple que comunique a todos los infectados latentes.</text:p>
      <text:p text:style-name="P12">En otro caso existe al menos un infectado del otro estado que esté actuando como punto de articulación y evite la propagación de la cura.</text:p>
      <text:p text:style-name="P12"/>
      <text:p text:style-name="P13">Parte b. <text:span text:style-name="T13">i</text:span>)</text:p>
      <text:p text:style-name="P13"/>
      <text:p text:style-name="P13">EsPeorEscenario(comunidad : Grafo) : Bool</text:p>
      <text:p text:style-name="P14">VAR esPeor: Bool</text:p>
      <text:p text:style-name="P13">COMIENZO</text:p>
      <text:p text:style-name="P13"><text:tab/><text:span text:style-name="T11">esPeor=VERDADERO</text:span></text:p>
      <text:p text:style-name="P13"><text:tab/><text:span text:style-name="T11">Para cada v que pertenece a V inicializar v como no marcado</text:span></text:p>
      <text:p text:style-name="P13"><text:tab/><text:span text:style-name="T11">Para cada v</text:span></text:p>
      <text:p text:style-name="P13"><text:tab/><text:tab/><text:span text:style-name="T11">Si v no marcado</text:span></text:p>
      <text:p text:style-name="P13"><text:tab/><text:tab/><text:tab/><text:span text:style-name="T11">esPeor=PeorEscenario_BFS(v)</text:span></text:p>
      <text:p text:style-name="P13"><text:tab/><text:tab/><text:tab/><text:span text:style-name="T12">Si esPeor== FALSO</text:span></text:p>
      <text:p text:style-name="P13"><text:tab/><text:tab/><text:tab/><text:tab/><text:span text:style-name="T12">retornar esPeor</text:span></text:p>
      <text:p text:style-name="P13"><text:tab/><text:tab/><text:tab/><text:span text:style-name="T12">Fin si</text:span></text:p>
      <text:p text:style-name="P13"><text:tab/><text:tab/><text:span text:style-name="T12">Fin si</text:span></text:p>
      <text:p text:style-name="P13"><text:tab/><text:span text:style-name="T12">Fin para</text:span></text:p>
      <text:p text:style-name="P13"><text:tab/><text:span text:style-name="T12">retornar esPeor</text:span></text:p>
      <text:p text:style-name="P13">FIN</text:p>
      <text:p text:style-name="P13"/>
      <text:p text:style-name="P13">PeorEscenario_BFS(v: vertice) : Bool</text:p>
      <text:p text:style-name="P13"><text:tab/>VAR Q : Cola</text:p>
      <text:p text:style-name="P13"><text:tab/> <text:s text:c="9"/>u : vértice</text:p>
      <text:p text:style-name="P13"><text:tab/> <text:s text:c="9"/>esPeo<text:span text:style-name="T11">r</text:span> : Bool</text:p>
      <text:p text:style-name="P13">COMIENZO</text:p>
      <text:p text:style-name="P13"><text:tab/>esPeor= VERDADERO</text:p>
      <text:p text:style-name="P13"><text:tab/>marcar(v)</text:p>
      <text:p text:style-name="P13"><text:tab/>insBack(v, Q)</text:p>
      <text:p text:style-name="P13"><text:tab/>Mientras Q no-vacia</text:p>
      <text:p text:style-name="P13"><text:tab/><text:tab/>u=primeroCola(Q)</text:p>
      <text:p text:style-name="P13"><text:tab/><text:tab/>desencolar(Q)</text:p>
      <text:p text:style-name="P13"><text:tab/><text:tab/>Para cada w adyacente a u</text:p>
      <text:p text:style-name="P13"><text:tab/><text:tab/><text:tab/>Si estado w es igual a estado u</text:p>
      <text:p text:style-name="P13"><text:tab/><text:tab/><text:tab/><text:tab/>esPeor=FALSO</text:p>
      <text:p text:style-name="P13"><text:tab/><text:tab/><text:tab/>Fin si</text:p>
      <text:p text:style-name="P13"><text:tab/><text:tab/><text:tab/>marcar(w)</text:p>
      <text:p text:style-name="P13"><text:soft-page-break/><text:tab/><text:tab/><text:tab/>insBack(w)</text:p>
      <text:p text:style-name="P13"><text:tab/><text:tab/>Fin para</text:p>
      <text:p text:style-name="P13"><text:tab/>Fin Mientras</text:p>
      <text:p text:style-name="P13"><text:tab/><text:span text:style-name="T10">RETORNAR esPeor</text:span></text:p>
      <text:p text:style-name="P13">FIN</text:p>
      <text:p text:style-name="P12"/>
      <text:p text:style-name="P16">b.ii)</text:p>
      <text:p text:style-name="P18">El sugrafo inducido por los vértices en estado latente y el inducido por los vértices en estado activo cada uno de ellos no tiene arista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propagacion_DFS(v: vertice, <text:s/><text:span text:style-name="T15">ik : vertice,</text:span>lista : Lista de vértices, <text:span text:style-name="T19">encontrado: bool</text:span>)</text:p>
      <text:p text:style-name="P19"/>
      <text:p text:style-name="P20">COMIENZO</text:p>
      <text:p text:style-name="P20"><text:tab/>marcar(v)</text:p>
      <text:p text:style-name="P20"><text:tab/><text:span text:style-name="T14">insLista(v, lista)</text:span></text:p>
      <text:p text:style-name="P20"><text:tab/>Para cada w adyacente a v</text:p>
      <text:p text:style-name="P20"><text:tab/><text:tab/>Si w no marcado <text:span text:style-name="T15">y w diferente de ik y encontrado == FALSO</text:span></text:p>
      <text:p text:style-name="P20"><text:tab/><text:tab/><text:tab/>propagacion_DFS(<text:span text:style-name="T20">w</text:span>, <text:span text:style-name="T16">ik, lista, b</text:span>)</text:p>
      <text:p text:style-name="P23"><text:span text:style-name="T14"><text:tab/><text:tab/><text:tab/>borrarLista(v, lista)</text:span></text:p>
      <text:p text:style-name="P21"><text:tab/><text:tab/><text:span text:style-name="T17">Sino si w igual a ik</text:span></text:p>
      <text:p text:style-name="P21"><text:tab/><text:tab/><text:tab/><text:span text:style-name="T17">insLista(w, lista)</text:span></text:p>
      <text:p text:style-name="P22"><text:tab/><text:tab/><text:tab/><text:span text:style-name="T19">encontrado=VERDADERO</text:span></text:p>
      <text:p text:style-name="P21"><text:tab/><text:tab/>Fin Si</text:p>
      <text:p text:style-name="P20"><text:tab/>Fin para</text:p>
      <text:p text:style-name="P20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4:22:01.547200654</meta:creation-date>
    <dc:date>2015-09-19T17:01:26.900362963</dc:date>
    <meta:editing-duration>PT1H48M3S</meta:editing-duration>
    <meta:editing-cycles>38</meta:editing-cycles>
    <meta:generator>LibreOffice/5.0.1.2.0$Linux_X86_64 LibreOffice_project/00m0$Build-2</meta:generator>
    <meta:document-statistic meta:table-count="0" meta:image-count="0" meta:object-count="0" meta:page-count="5" meta:paragraph-count="123" meta:word-count="551" meta:character-count="3558" meta:non-whitespace-character-count="2877"/>
  </office:meta>
</office:document-meta>
</file>